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style:style>
    <style:style style:name="P2" style:family="paragraph" style:parent-style-name="Standard">
      <style:paragraph-properties fo:text-align="justify" style:justify-single-word="false"/>
      <style:text-properties fo:language="en" fo:country="US" officeooo:paragraph-rsid="0002a1ee"/>
    </style:style>
    <style:style style:name="P3" style:family="paragraph" style:parent-style-name="Standard">
      <style:paragraph-properties fo:text-align="justify" style:justify-single-word="false"/>
      <style:text-properties fo:language="en" fo:country="US" officeooo:rsid="0002a1ee" officeooo:paragraph-rsid="0002a1ee"/>
    </style:style>
    <style:style style:name="P4" style:family="paragraph" style:parent-style-name="Text_20_body">
      <style:paragraph-properties fo:text-align="center" style:justify-single-word="false"/>
      <style:text-properties fo:language="en" fo:country="US" officeooo:rsid="0008cb44" officeooo:paragraph-rsid="0008cb44"/>
    </style:style>
    <style:style style:name="P5" style:family="paragraph" style:parent-style-name="Text_20_body">
      <style:paragraph-properties fo:margin-top="0cm" fo:margin-bottom="0cm" loext:contextual-spacing="false" fo:text-align="center" style:justify-single-word="false"/>
      <style:text-properties fo:language="en" fo:country="US" officeooo:rsid="0008cb44" officeooo:paragraph-rsid="0008cb44"/>
    </style:style>
    <style:style style:name="P6" style:family="paragraph" style:parent-style-name="Title">
      <style:text-properties fo:language="en" fo:country="US"/>
    </style:style>
    <style:style style:name="T1" style:family="text">
      <style:text-properties fo:font-style="italic" style:font-style-asian="italic" style:font-style-complex="italic"/>
    </style:style>
    <style:style style:name="T2" style:family="text">
      <style:text-properties officeooo:rsid="00002673"/>
    </style:style>
    <style:style style:name="T3" style:family="text">
      <style:text-properties fo:font-size="18pt" fo:font-weight="normal" style:font-size-asian="18pt" style:font-weight-asian="normal" style:font-name-complex="Chandas" style:font-size-complex="18pt" style:font-weight-complex="normal"/>
    </style:style>
    <style:style style:name="T4" style:family="text">
      <style:text-properties fo:font-style="normal" style:font-style-asian="normal" style:font-style-complex="normal"/>
    </style:style>
    <style:style style:name="T5" style:family="text">
      <style:text-properties fo:font-style="normal" officeooo:rsid="000154c6" style:font-style-asian="normal" style:font-style-complex="normal"/>
    </style:style>
    <style:style style:name="T6" style:family="text">
      <style:text-properties fo:font-style="normal" officeooo:rsid="000154c6" style:font-style-asian="normal" style:font-name-complex="Liberation Serif" style:font-style-complex="normal"/>
    </style:style>
    <style:style style:name="T7" style:family="text">
      <style:text-properties style:font-name-complex="Liberation Serif"/>
    </style:style>
    <style:style style:name="T8" style:family="text">
      <style:text-properties officeooo:rsid="0001c5e3"/>
    </style:style>
    <style:style style:name="T9" style:family="text">
      <style:text-properties officeooo:rsid="0002a1e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 potentially new <text:span text:style-name="T2">meaning</text:span> for <text:span text:style-name="T3">सत्य</text:span> in the Ṛg Veda</text:p>
      <text:p text:style-name="P5">Manjunath Bhatt, Nicolas Reimen</text:p>
      <text:p text:style-name="P4">Karnataka Samskrit University</text:p>
      <text:p text:style-name="P1">In Many Indo-European <text:span text:style-name="T2">languages</text:span>, the concept of “truth” is intimately linked with that of “trust”. This is especially apparent in Germanic language<text:span text:style-name="T9">s</text:span> where both words have the same etymology, <text:span text:style-name="T9">PIE </text:span><text:span text:style-name="T1">*deru-</text:span><text:span text:style-name="T4">, </text:span><text:span text:style-name="T5">which has a general meaning of “firm, stable” and a more specific one of “wood, tree”. The Samskrit word </text:span><text:span text:style-name="T6">दारु</text:span><text:span text:style-name="T4"> </text:span><text:span text:style-name="T5">also derives from this root.</text:span> In Latin, there is also <text:span text:style-name="T1">verus</text:span>, derived from <text:span text:style-name="T1">*weh₁ros</text:span> which has a number of descendant<text:span text:style-name="T9">s</text:span> meaning “reliable”, “trustworthy” or even “faith” in Slavic and Germanic languages.</text:p>
      <text:p text:style-name="P2">In order to <text:span text:style-name="T8">determine</text:span> if something similar was present for <text:span text:style-name="T7">सत्य</text:span> in Vedic Sanskrit, all occurrences of the word <text:span text:style-name="T7">सत्य</text:span> <text:span text:style-name="T8">and its derivatives </text:span>in the Ṛg Veda <text:span text:style-name="T8">were cataloged </text:span>and <text:span text:style-name="T8">an attempt was made</text:span> to determine whether an interpretation as “truth” or as “trust” would fit the context best. <text:span text:style-name="T8">Upon completion of this inventory,</text:span> something unexpected <text:span text:style-name="T8">appeared</text:span>. Apparently, neither the “trust” nor “truth” paradigm seems to fit the uses of <text:span text:style-name="T7">सत्य</text:span> in the Ṛg Veda very well. Upon further examination of certain cases, it appear<text:span text:style-name="T8">ed</text:span> that they <text:span text:style-name="T9">rather </text:span>suggest<text:span text:style-name="T8">ed</text:span> an interpretation based on the idea of “weight” as in the sentence “his arguments carry a <text:span text:style-name="T1">lot of weight</text:span>” or “he is a political <text:span text:style-name="T1">heavyweight</text:span>". By far the most frequent use of <text:span text:style-name="T7">सत्य</text:span> in the Ṛg Veda is as an epithet of the gods (<text:span text:style-name="T7">सत्यः</text:span>), especially <text:span text:style-name="T9">of </text:span>Indra. <text:span text:style-name="T8">Trustworthiness is not, among Indra’s attributes, one that would appear to deserve such repeated mention</text:span>, nor does it seem particularly fitting to call him “truthful”. However, calling him a “heavyweight” fits his character perfectly. Also, when he speaks, <text:span text:style-name="T9">it makes a lot of sense to think of it as a situation in which one should</text:span> better listen because his words <text:span text:style-name="T1">carry a lot of weight</text:span>.</text:p>
      <text:p text:style-name="P2"><text:span text:style-name="T9">The final stage of this work was an attempt</text:span> to match all the occurrences of <text:span text:style-name="T7">सत्य</text:span> in the Ṛg Veda with this “weight” interpretive paradigm. As far as can <text:span text:style-name="T9">be ascertained</text:span>, it seems to fit in all cases. Attached are two documents. One detailing all the occurrences of <text:span text:style-name="T7">सत्य</text:span> in the Ṛg Veda, with an attempt at translating the immediate context of the word without trying to interpret it yet, and a second one containing a summary of all occurrences grouped by categories, with an evaluation of how the three interpretive paradigms (“tru<text:span text:style-name="T9">th</text:span>”, “trust” and “weight”) seem to fit in that particular case.</text:p>
      <text:p text:style-name="P3">The conclusion of this examination is that the interpretation of <text:span text:style-name="T7">सत्य</text:span> in the Ṛg Veda based on the notion of “weight” (as explained above) fits the context much better than an interpretation based on the meaning of the modern English words “trust” or “tru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cm" loext:contextual-spacing="false"/>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0T21:07:29.216794323</meta:creation-date>
    <dc:date>2018-11-15T09:49:52.716842364</dc:date>
    <meta:editing-duration>PT10M28S</meta:editing-duration>
    <meta:editing-cycles>4</meta:editing-cycles>
    <meta:generator>LibreOffice/6.0.6.2$Linux_X86_64 LibreOffice_project/00m0$Build-2</meta:generator>
    <meta:document-statistic meta:table-count="0" meta:image-count="0" meta:object-count="0" meta:page-count="1" meta:paragraph-count="7" meta:word-count="450" meta:character-count="2626" meta:non-whitespace-character-count="2185"/>
  </office:meta>
</office:document-meta>
</file>